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52.29pt" svg:height="402.8pt" svg:x="875.68pt" svg:y="67.01pt">
            <loext:p draw:notify-on-update-of-ranges="Sheet1.F7:Sheet1.F26 Sheet1.L7:Sheet1.L26 Sheet1.F33:Sheet1.F52 Sheet1.L33:Sheet1.L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Left X</text:p>
          </table:table-cell>
          <table:table-cell table:number-columns-repeated="5"/>
          <table:table-cell office:value-type="string" calcext:value-type="string">
            <text:p>left Y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float" office:value="0.00000497567" calcext:value-type="float">
            <text:p>4.98E-06</text:p>
          </table:table-cell>
          <table:table-cell table:number-columns-repeated="5"/>
          <table:table-cell office:value-type="float" office:value="0.0549508" calcext:value-type="float">
            <text:p>0.0549508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float" office:value="0.0000498909" calcext:value-type="float">
            <text:p>4.99E-05</text:p>
          </table:table-cell>
          <table:table-cell table:number-columns-repeated="5"/>
          <table:table-cell office:value-type="float" office:value="0.0545062" calcext:value-type="float">
            <text:p>0.054506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100598" calcext:value-type="float">
            <text:p>0.000100598</text:p>
          </table:table-cell>
          <table:table-cell table:number-columns-repeated="5"/>
          <table:table-cell office:value-type="float" office:value="0.0540044" calcext:value-type="float">
            <text:p>0.054004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15295" calcext:value-type="float">
            <text:p>0.00015295</text:p>
          </table:table-cell>
          <table:table-cell table:number-columns-repeated="5"/>
          <table:table-cell office:value-type="float" office:value="0.0534862" calcext:value-type="float">
            <text:p>0.053486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207804" calcext:value-type="float">
            <text:p>0.000207804</text:p>
          </table:table-cell>
          <table:table-cell table:number-columns-repeated="5"/>
          <table:table-cell office:value-type="float" office:value="0.0529433" calcext:value-type="float">
            <text:p>0.052943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266056" calcext:value-type="float">
            <text:p>0.000266056</text:p>
          </table:table-cell>
          <table:table-cell table:number-columns-repeated="5"/>
          <table:table-cell office:value-type="float" office:value="0.0523668" calcext:value-type="float">
            <text:p>0.052366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32866" calcext:value-type="float">
            <text:p>0.00032866</text:p>
          </table:table-cell>
          <table:table-cell table:number-columns-repeated="5"/>
          <table:table-cell office:value-type="float" office:value="0.0517472" calcext:value-type="float">
            <text:p>0.051747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396639" calcext:value-type="float">
            <text:p>0.000396639</text:p>
          </table:table-cell>
          <table:table-cell table:number-columns-repeated="5"/>
          <table:table-cell office:value-type="float" office:value="0.0510744" calcext:value-type="float">
            <text:p>0.051074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471106" calcext:value-type="float">
            <text:p>0.000471106</text:p>
          </table:table-cell>
          <table:table-cell table:number-columns-repeated="5"/>
          <table:table-cell office:value-type="float" office:value="0.0503373" calcext:value-type="float">
            <text:p>0.050337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553277" calcext:value-type="float">
            <text:p>0.000553277</text:p>
          </table:table-cell>
          <table:table-cell table:number-columns-repeated="5"/>
          <table:table-cell office:value-type="float" office:value="0.0495241" calcext:value-type="float">
            <text:p>0.049524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644498" calcext:value-type="float">
            <text:p>0.000644498</text:p>
          </table:table-cell>
          <table:table-cell table:number-columns-repeated="5"/>
          <table:table-cell office:value-type="float" office:value="0.0486212" calcext:value-type="float">
            <text:p>0.048621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746259" calcext:value-type="float">
            <text:p>0.000746259</text:p>
          </table:table-cell>
          <table:table-cell table:number-columns-repeated="5"/>
          <table:table-cell office:value-type="float" office:value="0.0476141" calcext:value-type="float">
            <text:p>0.047614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860226" calcext:value-type="float">
            <text:p>0.000860226</text:p>
          </table:table-cell>
          <table:table-cell table:number-columns-repeated="5"/>
          <table:table-cell office:value-type="float" office:value="0.0464861" calcext:value-type="float">
            <text:p>0.046486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988262" calcext:value-type="float">
            <text:p>0.000988262</text:p>
          </table:table-cell>
          <table:table-cell table:number-columns-repeated="5"/>
          <table:table-cell office:value-type="float" office:value="0.0452189" calcext:value-type="float">
            <text:p>0.045218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113246" calcext:value-type="float">
            <text:p>0.00113246</text:p>
          </table:table-cell>
          <table:table-cell table:number-columns-repeated="5"/>
          <table:table-cell office:value-type="float" office:value="0.0437917" calcext:value-type="float">
            <text:p>0.0437917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129518" calcext:value-type="float">
            <text:p>0.00129518</text:p>
          </table:table-cell>
          <table:table-cell table:number-columns-repeated="5"/>
          <table:table-cell office:value-type="float" office:value="0.0421812" calcext:value-type="float">
            <text:p>0.042181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147909" calcext:value-type="float">
            <text:p>0.00147909</text:p>
          </table:table-cell>
          <table:table-cell table:number-columns-repeated="5"/>
          <table:table-cell office:value-type="float" office:value="0.0403611" calcext:value-type="float">
            <text:p>0.040361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170945" calcext:value-type="float">
            <text:p>0.00170945</text:p>
          </table:table-cell>
          <table:table-cell table:number-columns-repeated="5"/>
          <table:table-cell office:value-type="float" office:value="0.0380811" calcext:value-type="float">
            <text:p>0.038081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19481" calcext:value-type="float">
            <text:p>0.0019481</text:p>
          </table:table-cell>
          <table:table-cell table:number-columns-repeated="5"/>
          <table:table-cell office:value-type="float" office:value="0.0357191" calcext:value-type="float">
            <text:p>0.035719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221862" calcext:value-type="float">
            <text:p>0.00221862</text:p>
          </table:table-cell>
          <table:table-cell table:number-columns-repeated="5"/>
          <table:table-cell office:value-type="float" office:value="0.033041" calcext:value-type="float">
            <text:p>0.033041</text:p>
          </table:table-cell>
          <table:table-cell table:number-columns-repeated="10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Right X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Right Y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float" office:value="0.00000497567" calcext:value-type="float">
            <text:p>4.98E-06</text:p>
          </table:table-cell>
          <table:table-cell table:number-columns-repeated="5"/>
          <table:table-cell office:value-type="float" office:value="-0.0550492" calcext:value-type="float">
            <text:p>-0.0550492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float" office:value="0.0000498909" calcext:value-type="float">
            <text:p>4.99E-05</text:p>
          </table:table-cell>
          <table:table-cell table:number-columns-repeated="5"/>
          <table:table-cell office:value-type="float" office:value="-0.0554938" calcext:value-type="float">
            <text:p>-0.055493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100598" calcext:value-type="float">
            <text:p>0.000100598</text:p>
          </table:table-cell>
          <table:table-cell table:number-columns-repeated="5"/>
          <table:table-cell office:value-type="float" office:value="-0.0559956" calcext:value-type="float">
            <text:p>-0.055995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15295" calcext:value-type="float">
            <text:p>0.00015295</text:p>
          </table:table-cell>
          <table:table-cell table:number-columns-repeated="5"/>
          <table:table-cell office:value-type="float" office:value="-0.0565138" calcext:value-type="float">
            <text:p>-0.056513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207804" calcext:value-type="float">
            <text:p>0.000207804</text:p>
          </table:table-cell>
          <table:table-cell table:number-columns-repeated="5"/>
          <table:table-cell office:value-type="float" office:value="-0.0570567" calcext:value-type="float">
            <text:p>-0.0570567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266056" calcext:value-type="float">
            <text:p>0.000266056</text:p>
          </table:table-cell>
          <table:table-cell table:number-columns-repeated="5"/>
          <table:table-cell office:value-type="float" office:value="-0.0576332" calcext:value-type="float">
            <text:p>-0.057633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32866" calcext:value-type="float">
            <text:p>0.00032866</text:p>
          </table:table-cell>
          <table:table-cell table:number-columns-repeated="5"/>
          <table:table-cell office:value-type="float" office:value="-0.0582528" calcext:value-type="float">
            <text:p>-0.058252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396639" calcext:value-type="float">
            <text:p>0.000396639</text:p>
          </table:table-cell>
          <table:table-cell table:number-columns-repeated="5"/>
          <table:table-cell office:value-type="float" office:value="-0.0589256" calcext:value-type="float">
            <text:p>-0.058925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471106" calcext:value-type="float">
            <text:p>0.000471106</text:p>
          </table:table-cell>
          <table:table-cell table:number-columns-repeated="5"/>
          <table:table-cell office:value-type="float" office:value="-0.0596627" calcext:value-type="float">
            <text:p>-0.0596627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553277" calcext:value-type="float">
            <text:p>0.000553277</text:p>
          </table:table-cell>
          <table:table-cell table:number-columns-repeated="5"/>
          <table:table-cell office:value-type="float" office:value="-0.0604759" calcext:value-type="float">
            <text:p>-0.060475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644498" calcext:value-type="float">
            <text:p>0.000644498</text:p>
          </table:table-cell>
          <table:table-cell table:number-columns-repeated="5"/>
          <table:table-cell office:value-type="float" office:value="-0.0613788" calcext:value-type="float">
            <text:p>-0.061378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746259" calcext:value-type="float">
            <text:p>0.000746259</text:p>
          </table:table-cell>
          <table:table-cell table:number-columns-repeated="5"/>
          <table:table-cell office:value-type="float" office:value="-0.0623859" calcext:value-type="float">
            <text:p>-0.062385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860226" calcext:value-type="float">
            <text:p>0.000860226</text:p>
          </table:table-cell>
          <table:table-cell table:number-columns-repeated="5"/>
          <table:table-cell office:value-type="float" office:value="-0.0635139" calcext:value-type="float">
            <text:p>-0.063513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0988262" calcext:value-type="float">
            <text:p>0.000988262</text:p>
          </table:table-cell>
          <table:table-cell table:number-columns-repeated="5"/>
          <table:table-cell office:value-type="float" office:value="-0.0647811" calcext:value-type="float">
            <text:p>-0.064781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113246" calcext:value-type="float">
            <text:p>0.00113246</text:p>
          </table:table-cell>
          <table:table-cell table:number-columns-repeated="5"/>
          <table:table-cell office:value-type="float" office:value="-0.0662083" calcext:value-type="float">
            <text:p>-0.066208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129518" calcext:value-type="float">
            <text:p>0.00129518</text:p>
          </table:table-cell>
          <table:table-cell table:number-columns-repeated="5"/>
          <table:table-cell office:value-type="float" office:value="-0.0678188" calcext:value-type="float">
            <text:p>-0.067818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147909" calcext:value-type="float">
            <text:p>0.00147909</text:p>
          </table:table-cell>
          <table:table-cell table:number-columns-repeated="5"/>
          <table:table-cell office:value-type="float" office:value="-0.0696389" calcext:value-type="float">
            <text:p>-0.069638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170945" calcext:value-type="float">
            <text:p>0.00170945</text:p>
          </table:table-cell>
          <table:table-cell table:number-columns-repeated="5"/>
          <table:table-cell office:value-type="float" office:value="-0.0719189" calcext:value-type="float">
            <text:p>-0.071918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19481" calcext:value-type="float">
            <text:p>0.0019481</text:p>
          </table:table-cell>
          <table:table-cell table:number-columns-repeated="5"/>
          <table:table-cell office:value-type="float" office:value="-0.0742809" calcext:value-type="float">
            <text:p>-0.074280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0221862" calcext:value-type="float">
            <text:p>0.00221862</text:p>
          </table:table-cell>
          <table:table-cell table:number-columns-repeated="5"/>
          <table:table-cell office:value-type="float" office:value="-0.0769583" calcext:value-type="float">
            <text:p>-0.0769583</text:p>
          </table:table-cell>
          <table:table-cell table:number-columns-repeated="10"/>
        </table:table-row>
        <table:table-row table:style-name="ro1" table:number-rows-repeated="14"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table:style-name="ce1" office:value-type="float" office:value="0.00000497567" calcext:value-type="float">
            <text:p>4.98E-06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table:style-name="ce1" office:value-type="float" office:value="0.0000498909" calcext:value-type="float">
            <text:p>4.99E-05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table:style-name="ce1" office:value-type="float" office:value="0.00000497567" calcext:value-type="float">
            <text:p>4.98E-0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100598" calcext:value-type="float">
            <text:p>0.000100598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table:style-name="ce1" office:value-type="float" office:value="0.0000498909" calcext:value-type="float">
            <text:p>4.99E-0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15295" calcext:value-type="float">
            <text:p>0.00015295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100598" calcext:value-type="float">
            <text:p>0.00010059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207804" calcext:value-type="float">
            <text:p>0.000207804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15295" calcext:value-type="float">
            <text:p>0.0001529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266056" calcext:value-type="float">
            <text:p>0.000266056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207804" calcext:value-type="float">
            <text:p>0.00020780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32866" calcext:value-type="float">
            <text:p>0.00032866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266056" calcext:value-type="float">
            <text:p>0.0002660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396639" calcext:value-type="float">
            <text:p>0.000396639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32866" calcext:value-type="float">
            <text:p>0.000328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471106" calcext:value-type="float">
            <text:p>0.000471106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396639" calcext:value-type="float">
            <text:p>0.00039663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553277" calcext:value-type="float">
            <text:p>0.000553277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471106" calcext:value-type="float">
            <text:p>0.00047110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644498" calcext:value-type="float">
            <text:p>0.000644498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553277" calcext:value-type="float">
            <text:p>0.00055327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746259" calcext:value-type="float">
            <text:p>0.000746259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644498" calcext:value-type="float">
            <text:p>0.00064449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860226" calcext:value-type="float">
            <text:p>0.000860226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746259" calcext:value-type="float">
            <text:p>0.00074625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988262" calcext:value-type="float">
            <text:p>0.000988262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860226" calcext:value-type="float">
            <text:p>0.00086022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113246" calcext:value-type="float">
            <text:p>0.00113246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0988262" calcext:value-type="float">
            <text:p>0.00098826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129518" calcext:value-type="float">
            <text:p>0.00129518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113246" calcext:value-type="float">
            <text:p>0.0011324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147909" calcext:value-type="float">
            <text:p>0.00147909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129518" calcext:value-type="float">
            <text:p>0.001295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170945" calcext:value-type="float">
            <text:p>0.00170945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147909" calcext:value-type="float">
            <text:p>0.0014790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19481" calcext:value-type="float">
            <text:p>0.0019481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170945" calcext:value-type="float">
            <text:p>0.0017094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221862" calcext:value-type="float">
            <text:p>0.00221862</text:p>
          </table:table-cell>
          <table:table-cell table:number-columns-repeated="6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19481" calcext:value-type="float">
            <text:p>0.0019481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argRightFPos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221862" calcext:value-type="float">
            <text:p>0.00221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20:22:50.497264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20:07:47.045055868</meta:creation-date>
    <dc:date>2017-02-11T20:24:53.102421256</dc:date>
    <meta:editing-duration>PT6M36S</meta:editing-duration>
    <meta:editing-cycles>2</meta:editing-cycles>
    <meta:generator>LibreOffice/5.1.4.2$Linux_X86_64 LibreOffice_project/10m0$Build-2</meta:generator>
    <meta:document-statistic meta:table-count="1" meta:cell-count="2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068cm" svg:height="14.211cm" xlink:href=".." xlink:type="simple" chart:class="chart:scatter" chart:style-name="ch1">
        <chart:legend chart:legend-position="end" svg:x="27.858cm" svg:y="6.557cm" style:legend-expansion="high" chart:style-name="ch2"/>
        <chart:plot-area chart:style-name="ch3" table:cell-range-address="Sheet1.F7:Sheet1.F26 Sheet1.L7:Sheet1.L26 Sheet1.L33:Sheet1.L52" svg:x="0.601cm" svg:y="0.284cm" svg:width="26.656cm" svg:height="13.643cm">
          <chartooo:coordinate-region svg:x="1.619cm" svg:y="0.483cm" svg:width="24.948cm" svg:height="13.2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7:Sheet1.L26" chart:class="chart:scatter">
            <chart:domain table:cell-range-address="Sheet1.F7:Sheet1.F26"/>
            <chart:data-point chart:repeated="20"/>
          </chart:series>
          <chart:series chart:style-name="ch8" chart:values-cell-range-address="Sheet1.L33:Sheet1.L52" chart:class="chart:scatter">
            <chart:domain table:cell-range-address="Sheet1.F33:Sheet1.F52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497567">
                <text:p>0.00000497567</text:p>
                <draw:g>
                  <svg:desc>Sheet1.F7:Sheet1.F26</svg:desc>
                </draw:g>
              </table:table-cell>
              <table:table-cell office:value-type="float" office:value="0.0549508">
                <text:p>0.0549508</text:p>
                <draw:g>
                  <svg:desc>Sheet1.L7:Sheet1.L26</svg:desc>
                </draw:g>
              </table:table-cell>
              <table:table-cell office:value-type="float" office:value="0.00000497567">
                <text:p>0.00000497567</text:p>
                <draw:g>
                  <svg:desc>Sheet1.F33:Sheet1.F52</svg:desc>
                </draw:g>
              </table:table-cell>
              <table:table-cell office:value-type="float" office:value="-0.0550492">
                <text:p>-0.0550492</text:p>
                <draw:g>
                  <svg:desc>Sheet1.L33:Sheet1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498909">
                <text:p>0.0000498909</text:p>
              </table:table-cell>
              <table:table-cell office:value-type="float" office:value="0.0545062">
                <text:p>0.0545062</text:p>
              </table:table-cell>
              <table:table-cell office:value-type="float" office:value="0.0000498909">
                <text:p>0.0000498909</text:p>
              </table:table-cell>
              <table:table-cell office:value-type="float" office:value="-0.0554938">
                <text:p>-0.0554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00598">
                <text:p>0.000100598</text:p>
              </table:table-cell>
              <table:table-cell office:value-type="float" office:value="0.0540044">
                <text:p>0.0540044</text:p>
              </table:table-cell>
              <table:table-cell office:value-type="float" office:value="0.000100598">
                <text:p>0.000100598</text:p>
              </table:table-cell>
              <table:table-cell office:value-type="float" office:value="-0.0559956">
                <text:p>-0.0559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5295">
                <text:p>0.00015295</text:p>
              </table:table-cell>
              <table:table-cell office:value-type="float" office:value="0.0534862">
                <text:p>0.0534862</text:p>
              </table:table-cell>
              <table:table-cell office:value-type="float" office:value="0.00015295">
                <text:p>0.00015295</text:p>
              </table:table-cell>
              <table:table-cell office:value-type="float" office:value="-0.0565138">
                <text:p>-0.0565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07804">
                <text:p>0.000207804</text:p>
              </table:table-cell>
              <table:table-cell office:value-type="float" office:value="0.0529433">
                <text:p>0.0529433</text:p>
              </table:table-cell>
              <table:table-cell office:value-type="float" office:value="0.000207804">
                <text:p>0.000207804</text:p>
              </table:table-cell>
              <table:table-cell office:value-type="float" office:value="-0.0570567">
                <text:p>-0.0570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66056">
                <text:p>0.000266056</text:p>
              </table:table-cell>
              <table:table-cell office:value-type="float" office:value="0.0523668">
                <text:p>0.0523668</text:p>
              </table:table-cell>
              <table:table-cell office:value-type="float" office:value="0.000266056">
                <text:p>0.000266056</text:p>
              </table:table-cell>
              <table:table-cell office:value-type="float" office:value="-0.0576332">
                <text:p>-0.0576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2866">
                <text:p>0.00032866</text:p>
              </table:table-cell>
              <table:table-cell office:value-type="float" office:value="0.0517472">
                <text:p>0.0517472</text:p>
              </table:table-cell>
              <table:table-cell office:value-type="float" office:value="0.00032866">
                <text:p>0.00032866</text:p>
              </table:table-cell>
              <table:table-cell office:value-type="float" office:value="-0.0582528">
                <text:p>-0.0582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96639">
                <text:p>0.000396639</text:p>
              </table:table-cell>
              <table:table-cell office:value-type="float" office:value="0.0510744">
                <text:p>0.0510744</text:p>
              </table:table-cell>
              <table:table-cell office:value-type="float" office:value="0.000396639">
                <text:p>0.000396639</text:p>
              </table:table-cell>
              <table:table-cell office:value-type="float" office:value="-0.0589256">
                <text:p>-0.0589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71106">
                <text:p>0.000471106</text:p>
              </table:table-cell>
              <table:table-cell office:value-type="float" office:value="0.0503373">
                <text:p>0.0503373</text:p>
              </table:table-cell>
              <table:table-cell office:value-type="float" office:value="0.000471106">
                <text:p>0.000471106</text:p>
              </table:table-cell>
              <table:table-cell office:value-type="float" office:value="-0.0596627">
                <text:p>-0.05966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553277">
                <text:p>0.000553277</text:p>
              </table:table-cell>
              <table:table-cell office:value-type="float" office:value="0.0495241">
                <text:p>0.0495241</text:p>
              </table:table-cell>
              <table:table-cell office:value-type="float" office:value="0.000553277">
                <text:p>0.000553277</text:p>
              </table:table-cell>
              <table:table-cell office:value-type="float" office:value="-0.0604759">
                <text:p>-0.0604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644498">
                <text:p>0.000644498</text:p>
              </table:table-cell>
              <table:table-cell office:value-type="float" office:value="0.0486212">
                <text:p>0.0486212</text:p>
              </table:table-cell>
              <table:table-cell office:value-type="float" office:value="0.000644498">
                <text:p>0.000644498</text:p>
              </table:table-cell>
              <table:table-cell office:value-type="float" office:value="-0.0613788">
                <text:p>-0.0613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746259">
                <text:p>0.000746259</text:p>
              </table:table-cell>
              <table:table-cell office:value-type="float" office:value="0.0476141">
                <text:p>0.0476141</text:p>
              </table:table-cell>
              <table:table-cell office:value-type="float" office:value="0.000746259">
                <text:p>0.000746259</text:p>
              </table:table-cell>
              <table:table-cell office:value-type="float" office:value="-0.0623859">
                <text:p>-0.0623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860226">
                <text:p>0.000860226</text:p>
              </table:table-cell>
              <table:table-cell office:value-type="float" office:value="0.0464861">
                <text:p>0.0464861</text:p>
              </table:table-cell>
              <table:table-cell office:value-type="float" office:value="0.000860226">
                <text:p>0.000860226</text:p>
              </table:table-cell>
              <table:table-cell office:value-type="float" office:value="-0.0635139">
                <text:p>-0.0635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988262">
                <text:p>0.000988262</text:p>
              </table:table-cell>
              <table:table-cell office:value-type="float" office:value="0.0452189">
                <text:p>0.0452189</text:p>
              </table:table-cell>
              <table:table-cell office:value-type="float" office:value="0.000988262">
                <text:p>0.000988262</text:p>
              </table:table-cell>
              <table:table-cell office:value-type="float" office:value="-0.0647811">
                <text:p>-0.0647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3246">
                <text:p>0.00113246</text:p>
              </table:table-cell>
              <table:table-cell office:value-type="float" office:value="0.0437917">
                <text:p>0.0437917</text:p>
              </table:table-cell>
              <table:table-cell office:value-type="float" office:value="0.00113246">
                <text:p>0.00113246</text:p>
              </table:table-cell>
              <table:table-cell office:value-type="float" office:value="-0.0662083">
                <text:p>-0.0662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29518">
                <text:p>0.00129518</text:p>
              </table:table-cell>
              <table:table-cell office:value-type="float" office:value="0.0421812">
                <text:p>0.0421812</text:p>
              </table:table-cell>
              <table:table-cell office:value-type="float" office:value="0.00129518">
                <text:p>0.00129518</text:p>
              </table:table-cell>
              <table:table-cell office:value-type="float" office:value="-0.0678188">
                <text:p>-0.0678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47909">
                <text:p>0.00147909</text:p>
              </table:table-cell>
              <table:table-cell office:value-type="float" office:value="0.0403611">
                <text:p>0.0403611</text:p>
              </table:table-cell>
              <table:table-cell office:value-type="float" office:value="0.00147909">
                <text:p>0.00147909</text:p>
              </table:table-cell>
              <table:table-cell office:value-type="float" office:value="-0.0696389">
                <text:p>-0.0696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70945">
                <text:p>0.00170945</text:p>
              </table:table-cell>
              <table:table-cell office:value-type="float" office:value="0.0380811">
                <text:p>0.0380811</text:p>
              </table:table-cell>
              <table:table-cell office:value-type="float" office:value="0.00170945">
                <text:p>0.00170945</text:p>
              </table:table-cell>
              <table:table-cell office:value-type="float" office:value="-0.0719189">
                <text:p>-0.0719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9481">
                <text:p>0.0019481</text:p>
              </table:table-cell>
              <table:table-cell office:value-type="float" office:value="0.0357191">
                <text:p>0.0357191</text:p>
              </table:table-cell>
              <table:table-cell office:value-type="float" office:value="0.0019481">
                <text:p>0.0019481</text:p>
              </table:table-cell>
              <table:table-cell office:value-type="float" office:value="-0.0742809">
                <text:p>-0.07428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21862">
                <text:p>0.00221862</text:p>
              </table:table-cell>
              <table:table-cell office:value-type="float" office:value="0.033041">
                <text:p>0.033041</text:p>
              </table:table-cell>
              <table:table-cell office:value-type="float" office:value="0.00221862">
                <text:p>0.00221862</text:p>
              </table:table-cell>
              <table:table-cell office:value-type="float" office:value="-0.0769583">
                <text:p>-0.0769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